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ru" fo:country="RU" officeooo:rsid="001d7d48" officeooo:paragraph-rsid="001d7d48"/>
    </style:style>
    <style:style style:name="P2" style:family="paragraph" style:parent-style-name="Standard">
      <style:paragraph-properties fo:text-align="justify" style:justify-single-word="false"/>
      <style:text-properties fo:language="ru" fo:country="RU" officeooo:rsid="001d7d48" officeooo:paragraph-rsid="001d7d48"/>
    </style:style>
    <style:style style:name="P3" style:family="paragraph" style:parent-style-name="Standard">
      <style:paragraph-properties fo:text-align="justify" style:justify-single-word="false"/>
      <style:text-properties fo:language="ru" fo:country="RU" fo:font-weight="bold" officeooo:rsid="001d7d48" officeooo:paragraph-rsid="001d7d48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Инструменты автоматизации.</text:p>
      <text:p text:style-name="P3">Selenium</text:p>
      <text:p text:style-name="P2"/>
      <text:p text:style-name="P2">Считается, что Selenium является самым популярным фреймворком с открытым исходным кодом, предназначенным для автоматизации тестирования веб-приложений. Разработанный где-то в далеких двухтысячных и развивающийся в течение последующего десятилетия, Selenium представляют собой фреймворк для автоматизации процесса тестирования веб-приложений. За это время он успел завоевать сердца многих тестировщиков, особенно тех, у кого в распоряжении имеются продвинутые навыки программирования и опыт написания скриптов. Selenium можно рассматривать в качестве родоначальника некоторых современных инструментов автоматизации тестирования с открытым исходным кодом, например: Katalon Studio, Watir, Protractor и Robot Framework.</text:p>
      <text:p text:style-name="P2"/>
      <text:p text:style-name="P2">Фреймворк Selenium поддерживается несколькими ОС (Windows, Mac, Linux), а также многими браузерами (Chrome, Firefox, IE, и браузерами Headless). Скрипты для данного фрейма можно написать на большинстве популярных сегодня ЯП: Java, Groovy, Python, C#, PHP, Ruby и Perl.</text:p>
      <text:p text:style-name="P2">Однако стоит отметить, что данный фреймворк имеет как плюсы, так и минусы. К преимуществам можно отнести гибкость, а также возможность написания сложных и эффективных скриптов для тестирования разрабатываемых приложений. С другой стороны, для того чтобы начать работать с Selenium, тестировщик должен обладать незаурядными знаниями в программировании и быть готовым уделять некоторое количество своего времени и энергии для написания специальных фреймов и библиотек, обеспечивающих выполнение определенных функций в процессе тестирования.</text:p>
      <text:p text:style-name="P2"/>
      <text:p text:style-name="P3">IBM Rational Functional Tester</text:p>
      <text:p text:style-name="P2"/>
      <text:p text:style-name="P2">IBM RFT — это платформа для управляемого данными тестирования функциональности и регрессии ПО. Она поддерживает возможность тестирования широкого спектра приложений, написанных на различных языках программирования, таких как: .Net, Java, SAP, Flex и Ajax. RFT использует Visual Basic .Net и Java в качестве языков сценариев. RFT имеет уникальную функцию – Storyboard testing. Благодаря ей все связанные с автоматическим тестированием действия пользователей записываются и визуализируются в виде последовательных изображений – скриншотов приложений на различных этапах их тестирования.</text:p>
      <text:p text:style-name="P2"/>
      <text:p text:style-name="P2">Еще одной интересной особенностью платформы RFT является возможность ее интеграции с системами управления жизненным циклом приложений IBM Jazz (например, IBM Rational Team Concert и Rational Quality Manager).</text:p>
      <text:p text:style-name="P2"/>
      <text:p text:style-name="P2"/>
      <text:p text:style-name="P3">UFT</text:p>
      <text:p text:style-name="P2"/>
      <text:p text:style-name="P2">Unified Functional Testing (с англ. комплексное функциональное решение для тестирования ПО) или UFT – это популярный коммерческий инструмент для функционального тестирования. Он предоставляет полный набор функций для тестирования API, веб-сервисов, а также для тестирования графического интерфейса десктопных, мобильных и веб-приложений на всех существующих платформах. Для данного инструмента предусмотрена расширенная функция распознавания объектов на основе изображений, многоразовые тестовые компоненты и документация по автоматическому тестированию.</text:p>
      <text:p text:style-name="P2"/>
      <text:p text:style-name="P2">UFT использует Visual Basic Scripting Edition, который может пригодиться для записи информации о выполненном тестировании, а также для управления объектами. UFT <text:soft-page-break/>интегрирован с Mercury Business Process Testing и Mercury Quality Center. Инструмент поддерживает CI с помощью интеграции с инструментами CI, такими как Jenkins.</text:p>
      <text:p text:style-name="P2"/>
      <text:p text:style-name="P3">Tricentis Tosca</text:p>
      <text:p text:style-name="P2"/>
      <text:p text:style-name="P2">Tricentis Tosca – это модельно-ориентированный инструмент автоматизации тестирования, который предоставляет довольно широкий набор функций для непрерывного тестирования, включая тестирование с последующим выведением данных, их анализом и интеграцией для поддержки гибких методологий программирования и DevOps-методологий.</text:p>
      <text:p text:style-name="P2"/>
      <text:p text:style-name="P2">Tricentis Tosca помогает пользователям оптимизировать использование ресурсов, необходимых для проведения повторного тестирования. Как в случае с другими подобными инструментами, с помощью Tricentis Tosca можно проводить тестирование веб-приложений, мобильных приложений и API. Для данного инструмента также предусмотрена возможность управления интеграцией, анализа рисков и распределенного исполнения.</text:p>
      <text:p text:style-name="P2"/>
      <text:p text:style-name="P3">Katalon Studio</text:p>
      <text:p text:style-name="P2"/>
      <text:p text:style-name="P2">Katalon Studio — это эффективный инструмент для автоматизации процесса тестирования веб-приложений, мобильных приложений и веб-сервисов. Katalon Studio является потомком таких фреймворков, как Selenium и Appium. Он перенял у последних множество преимуществ, связанных с интегрированной автоматизацией тестирования ПО.</text:p>
      <text:p text:style-name="P2"/>
      <text:p text:style-name="P2">Для начала работы с данным инструментом вы можете как обладать начальными знаниями в тестировании ПО, так и быть настоящим гуру своего дела. Люди, далекие от программирования, могут с легкостью запустить свой проект по автоматизации тестирования (например, запустив функцию Object Spy для записи тестовых скриптов), а для программистов и опытных тестировщиков Katalon Studio окажется полезным с точки зрения экономии времени при написании новых библиотек и поддержке существующих скриптов.</text:p>
      <text:p text:style-name="P2"/>
      <text:p text:style-name="P2">Katalon Studio может быть интегрирован в CI/CD, он прекрасно работает в связке с популярными инструментами во время тестирования ПО: qTest, JIRA, Jenkins и Git. Для него предусмотрена приятная функция — Katalon Analytics, благодаря которой пользователи получают полное представление о процессе тестирования. Для этого предусмотрены специальные отчеты, которые выводятся на экран пользователей в виде метрики, диаграмм и графиков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02T16:02:09.343000000</meta:creation-date>
    <dc:date>2020-12-02T16:30:41.001000000</dc:date>
    <meta:editing-duration>PT18M21S</meta:editing-duration>
    <meta:editing-cycles>1</meta:editing-cycles>
    <meta:generator>LibreOffice/7.0.1.2$Windows_x86 LibreOffice_project/7cbcfc562f6eb6708b5ff7d7397325de9e764452</meta:generator>
    <meta:document-statistic meta:table-count="0" meta:image-count="0" meta:object-count="0" meta:page-count="2" meta:paragraph-count="18" meta:word-count="640" meta:character-count="5243" meta:non-whitespace-character-count="4614"/>
  </office:meta>
</office:document-meta>
</file>